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fo:background-color="#DDDDDD"/>
    </style:style>
    <style:style style:name="ce8" style:family="table-cell" style:parent-style-name="Default" style:data-style-name="N36">
      <style:table-cell-properties fo:border="thin solid #000000"/>
    </style:style>
    <style:style style:name="ce9" style:family="table-cell" style:parent-style-name="Default" style:data-style-name="N2">
      <style:table-cell-properties fo:border="thin solid #000000"/>
    </style:style>
    <style:style style:name="ce10" style:family="table-cell" style:parent-style-name="Default" style:data-style-name="N3">
      <style:table-cell-properties fo:border="thin solid #000000" fo:background-color="#DDDDDD"/>
    </style:style>
    <style:style style:name="ce11" style:family="table-cell" style:parent-style-name="Default" style:data-style-name="N2">
      <style:table-cell-properties fo:border="thin solid #000000" fo:background-color="#CFE7F5"/>
    </style:style>
    <style:style style:name="ce1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3.28083333333333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2.75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50">
      <style:graphic-properties draw:stroke="solid" svg:stroke-color="#000000" draw:auto-grow-width="false" draw:auto-grow-height="false"/>
    </style:style>
    <style:style style:family="graphic" style:name="a51">
      <style:graphic-properties draw:stroke="solid" svg:stroke-color="#000000" draw:auto-grow-width="false" draw:auto-grow-height="false"/>
    </style:style>
    <style:style style:family="graphic" style:name="a52">
      <style:graphic-properties draw:stroke="solid" svg:stroke-color="#000000" draw:auto-grow-width="false" draw:auto-grow-height="false"/>
    </style:style>
    <style:style style:family="graphic" style:name="a53">
      <style:graphic-properties draw:stroke="solid" svg:stroke-color="#000000" draw:auto-grow-width="false" draw:auto-grow-height="false"/>
    </style:style>
    <style:style style:family="graphic" style:name="a54">
      <style:graphic-properties draw:stroke="solid" svg:stroke-color="#000000" draw:auto-grow-width="false" draw:auto-grow-height="false"/>
    </style:style>
    <style:style style:family="graphic" style:name="a55">
      <style:graphic-properties draw:stroke="solid" svg:stroke-color="#000000" draw:auto-grow-width="false" draw:auto-grow-height="false"/>
    </style:style>
    <style:style style:family="graphic" style:name="a56">
      <style:graphic-properties draw:stroke="solid" svg:stroke-color="#000000" draw:auto-grow-width="false" draw:auto-grow-height="false"/>
    </style:style>
    <style:style style:family="graphic" style:name="a57">
      <style:graphic-properties draw:stroke="solid" svg:stroke-color="#000000" draw:auto-grow-width="false" draw:auto-grow-height="false"/>
    </style:style>
    <style:style style:family="graphic" style:name="a58">
      <style:graphic-properties draw:stroke="solid" svg:stroke-color="#000000" draw:auto-grow-width="false" draw:auto-grow-height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9">
      <style:graphic-properties draw:stroke="solid" svg:stroke-color="#000000" draw:auto-grow-width="false" draw:auto-grow-height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">
      <style:graphic-properties draw:stroke="solid" svg:stroke-color="#000000" draw:auto-grow-width="false" draw:auto-grow-height="false"/>
    </style:style>
    <style:style style:family="graphic" style:name="a61">
      <style:graphic-properties draw:stroke="solid" svg:stroke-color="#000000" draw:auto-grow-width="false" draw:auto-grow-height="false"/>
    </style:style>
    <style:style style:family="graphic" style:name="a62">
      <style:graphic-properties draw:stroke="solid" svg:stroke-color="#000000" draw:auto-grow-width="false" draw:auto-grow-height="false"/>
    </style:style>
    <style:style style:family="graphic" style:name="a63">
      <style:graphic-properties draw:stroke="solid" svg:stroke-color="#000000" draw:auto-grow-width="false" draw:auto-grow-height="false"/>
    </style:style>
    <style:style style:family="graphic" style:name="a64">
      <style:graphic-properties draw:stroke="solid" svg:stroke-color="#000000" draw:auto-grow-width="false" draw:auto-grow-height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stroke="solid" svg:stroke-color="#000000" draw:auto-grow-width="false" draw:auto-grow-height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">
      <style:graphic-properties draw:stroke="solid" svg:stroke-color="#000000" draw:auto-grow-width="false" draw:auto-grow-height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draw:stroke="solid" svg:stroke-color="#000000" draw:auto-grow-width="false" draw:auto-grow-height="false"/>
    </style:style>
    <style:style style:family="graphic" style:name="a30">
      <style:graphic-properties/>
    </style:style>
    <style:style style:family="graphic" style:name="a68">
      <style:graphic-properties draw:stroke="solid" svg:stroke-color="#000000" draw:auto-grow-width="false" draw:auto-grow-height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/>
    </style:style>
    <style:style style:family="graphic" style:name="a69">
      <style:graphic-properties draw:stroke="solid" svg:stroke-color="#000000" draw:auto-grow-width="false" draw:auto-grow-height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stroke="solid" svg:stroke-color="#000000" draw:auto-grow-width="false" draw:auto-grow-height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5">
      <style:graphic-properties draw:stroke="solid" svg:stroke-color="#000000" draw:auto-grow-width="false" draw:auto-grow-height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stroke="solid" svg:stroke-color="#000000" draw:auto-grow-width="false" draw:auto-grow-height="false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70">
      <style:graphic-properties draw:stroke="solid" svg:stroke-color="#000000" draw:auto-grow-width="false" draw:auto-grow-height="false"/>
    </style:style>
    <style:style style:family="graphic" style:name="a71">
      <style:graphic-properties draw:stroke="solid" svg:stroke-color="#000000" draw:auto-grow-width="false" draw:auto-grow-height="false"/>
    </style:style>
    <style:style style:family="graphic" style:name="a72">
      <style:graphic-properties draw:stroke="solid" svg:stroke-color="#000000" draw:auto-grow-width="false" draw:auto-grow-height="false"/>
    </style:style>
    <style:style style:family="graphic" style:name="a73">
      <style:graphic-properties draw:stroke="solid" svg:stroke-color="#000000" draw:auto-grow-width="false" draw:auto-grow-height="false"/>
    </style:style>
    <style:style style:family="graphic" style:name="a74">
      <style:graphic-properties draw:stroke="solid" svg:stroke-color="#000000" draw:auto-grow-width="false" draw:auto-grow-height="false"/>
    </style:style>
    <style:style style:family="graphic" style:name="a75">
      <style:graphic-properties draw:stroke="solid" svg:stroke-color="#000000" draw:auto-grow-width="false" draw:auto-grow-height="false"/>
    </style:style>
    <style:style style:family="graphic" style:name="a40">
      <style:graphic-properties draw:stroke="solid" svg:stroke-color="#000000" draw:auto-grow-width="false" draw:auto-grow-height="false"/>
    </style:style>
    <style:style style:family="graphic" style:name="a41">
      <style:graphic-properties draw:stroke="solid" svg:stroke-color="#000000" draw:auto-grow-width="false" draw:auto-grow-height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43">
      <style:graphic-properties draw:stroke="solid" svg:stroke-color="#000000" draw:auto-grow-width="false" draw:auto-grow-height="false"/>
    </style:style>
    <style:style style:family="graphic" style:name="a44">
      <style:graphic-properties draw:stroke="solid" svg:stroke-color="#000000" draw:auto-grow-width="false" draw:auto-grow-height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46">
      <style:graphic-properties draw:stroke="solid" svg:stroke-color="#000000" draw:auto-grow-width="false" draw:auto-grow-height="false"/>
    </style:style>
    <style:style style:family="graphic" style:name="a47">
      <style:graphic-properties draw:stroke="solid" svg:stroke-color="#000000" draw:auto-grow-width="false" draw:auto-grow-height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draw:stroke="solid" svg:stroke-color="#000000" draw:auto-grow-width="false" draw:auto-grow-height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9">
      <style:graphic-properties draw:stroke="solid" svg:stroke-color="#000000" draw:auto-grow-width="false" draw:auto-grow-height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reas" table:style-name="ta1">
        <table:shapes>
          <draw:custom-shape svg:x="0in" svg:y="0in" svg:width="0.0004in" svg:height="0.0004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column table:style-name="co10" table:number-columns-repeated="15360" table:default-cell-style-name="ce1"/>
        <table:table-row table:style-name="ro1">
          <table:table-cell table:style-name="ce2"/>
          <table:table-cell office:value-type="string" table:style-name="ce2">
            <text:p>CPU C=</text:p>
          </table:table-cell>
          <table:table-cell office:value-type="float" office:value="4" table:style-name="ce3">
            <office:annotation draw:style-name="a33" svg:x="4in" svg:y="0in" svg:width="1.23958333333333in" svg:height="0.822916666666667in">
              <dc:creator/>
              <text:p><text:span text:style-name="T1">Number of available CPUs in the test machine</text:span></text:p>
            </office:annotation>
            <text:p>4</text:p>
          </table:table-cell>
          <table:table-cell office:value-type="string" table:number-columns-spanned="5" table:number-rows-spanned="1" table:style-name="ce12">
            <text:p>optimizations</text:p>
          </table:table-cell>
          <table:covered-table-cell table:number-columns-repeated="4"/>
          <table:table-cell office:value-type="string" table:number-columns-spanned="6" table:number-rows-spanned="1" table:style-name="ce13">
            <text:p>concurrency level</text:p>
          </table:table-cell>
          <table:covered-table-cell table:number-columns-repeated="5"/>
          <table:table-cell table:number-columns-repeated="16370"/>
        </table:table-row>
        <table:table-row table:style-name="ro1">
          <table:table-cell table:style-name="ce4"/>
          <table:table-cell office:value-type="string" table:style-name="ce4">
            <text:p>Level:</text:p>
          </table:table-cell>
          <table:table-cell office:value-type="string" table:style-name="ce5">
            <office:annotation draw:style-name="a34" svg:x="3.60416666666667in" svg:y="0.0416666666666667in" svg:width="1.23958333333333in" svg:height="0.822916666666667in">
              <dc:creator>Allan Berrocal</dc:creator>
              <text:p><text:span text:style-name="T1">Serial</text:span></text:p>
            </office:annotation>
            <text:p>S</text:p>
          </table:table-cell>
          <table:table-cell office:value-type="string" table:style-name="ce5">
            <office:annotation draw:style-name="a35" svg:x="4.61458333333333in" svg:y="0in" svg:width="1.30208333333333in" svg:height="0.802083333333333in">
              <dc:creator/>
              <text:p>Serial version</text:p>
            </office:annotation>
            <text:p>tarea01</text:p>
          </table:table-cell>
          <table:table-cell office:value-type="string" table:style-name="ce5">
            <office:annotation draw:style-name="a36" svg:x="5.51041666666667in" svg:y="0in" svg:width="1.30208333333333in" svg:height="0.802083333333333in">
              <dc:creator/>
              <text:p>Concurrent version (Pthread)</text:p>
            </office:annotation>
            <text:p>tarea02</text:p>
          </table:table-cell>
          <table:table-cell office:value-type="string" table:style-name="ce5">
            <office:annotation draw:style-name="a37" svg:x="7.46875in" svg:y="0.125in" svg:width="1.30208333333333in" svg:height="0.791666666666667in">
              <dc:creator/>
              <text:p>Free proposal</text:p>
            </office:annotation>
            <text:p>optim02</text:p>
          </table:table-cell>
          <table:table-cell office:value-type="string" table:style-name="ce5">
            <office:annotation draw:style-name="a38" svg:x="7.33333333333333in" svg:y="0in" svg:width="1.30208333333333in" svg:height="0.802083333333333in">
              <dc:creator/>
              <text:p>Free proposal</text:p>
            </office:annotation>
            <text:p>optim02</text:p>
          </table:table-cell>
          <table:table-cell office:value-type="float" office:value="1" table:formula="of:=1" table:style-name="ce5">
            <office:annotation draw:style-name="a39" svg:x="8.01041666666667in" svg:y="0.0416666666666667in" svg:width="1.22916666666667in" svg:height="0.822916666666667in">
              <dc:creator>Allan Berrocal</dc:creator>
              <text:p><text:span text:style-name="T1">Un solo hilo</text:span></text:p>
            </office:annotation>
            <text:p>1</text:p>
          </table:table-cell>
          <table:table-cell office:value-type="string" table:style-name="ce5">
            <office:annotation draw:style-name="a40" svg:x="8.77083333333333in" svg:y="0.0416666666666667in" svg:width="1.23958333333333in" svg:height="0.822916666666667in">
              <dc:creator>Allan Berrocal</dc:creator>
              <text:p><text:span text:style-name="T1">Tantos hilos como la mitad de CPUs hay en la computadora que ejecuta el programa</text:span><text:span text:style-name="T1"/></text:p>
              <text:p/>
            </office:annotation>
            <text:p>.5C</text:p>
          </table:table-cell>
          <table:table-cell office:value-type="string" table:style-name="ce5">
            <office:annotation draw:style-name="a41" svg:x="9.25in" svg:y="0.0416666666666667in" svg:width="1.22916666666667in" svg:height="0.822916666666667in">
              <dc:creator>Allan Berrocal</dc:creator>
              <text:p><text:span text:style-name="T1">Tantos hilos como CPUs hay en la computadora que ejecuta el programa</text:span><text:span text:style-name="T1"/></text:p>
              <text:p/>
            </office:annotation>
            <text:p>1C</text:p>
          </table:table-cell>
          <table:table-cell office:value-type="string" table:style-name="ce5">
            <office:annotation draw:style-name="a42" svg:x="10.0104166666667in" svg:y="0.0416666666666667in" svg:width="1.22916666666667in" svg:height="0.822916666666667in">
              <dc:creator>Allan Berrocal</dc:creator>
              <text:p><text:span text:style-name="T1">Dos hilos por cada CPU que hay en la computadora que ejecuta el programa</text:span><text:span text:style-name="T1"/></text:p>
              <text:p/>
            </office:annotation>
            <text:p>2C</text:p>
          </table:table-cell>
          <table:table-cell office:value-type="string" table:style-name="ce5">
            <office:annotation draw:style-name="a43" svg:x="13.2916666666667in" svg:y="0.0416666666666667in" svg:width="1.25in" svg:height="0.822916666666667in">
              <dc:creator>Allan Berrocal</dc:creator>
              <text:p><text:span text:style-name="T1">Cuatro hilos por cada CPU que hay en la computadora que ejecuta el programa</text:span><text:span text:style-name="T1"/></text:p>
              <text:p/>
            </office:annotation>
            <text:p>4C</text:p>
          </table:table-cell>
          <table:table-cell office:value-type="string" table:style-name="ce5">
            <office:annotation draw:style-name="a44" svg:x="11.3333333333333in" svg:y="0.0416666666666667in" svg:width="1.22916666666667in" svg:height="0.822916666666667in">
              <dc:creator>Allan Berrocal</dc:creator>
              <text:p><text:span text:style-name="T1">Tantos hilos como números recibe el programa en la entrada estándar</text:span><text:span text:style-name="T1"/></text:p>
              <text:p/>
            </office:annotation>
            <text:p>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Test File</text:p>
          </table:table-cell>
          <table:table-cell office:value-type="string" table:style-name="ce4">
            <text:p>Threads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53" table:formula="of:=[.A6]" table:style-name="ce5">
            <text:p>53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">
            <office:annotation draw:style-name="a45" svg:x="1.79166666666667in" svg:y="0.0416666666666667in" svg:width="1.3125in" svg:height="0.9375in">
              <dc:creator/>
              <text:p>Type the test case used to measure the performance</text:p>
            </office:annotation>
            <text:p>input023</text:p>
          </table:table-cell>
          <table:table-cell office:value-type="string" table:style-name="ce7">
            <text:p>Duration</text:p>
          </table:table-cell>
          <table:table-cell office:value-type="float" office:value="69.655207000000004" table:style-name="ce8">
            <office:annotation draw:style-name="a46" svg:x="3.84375in" svg:y="0.625in" svg:width="1.23958333333333in" svg:height="0.822916666666667in">
              <dc:creator/>
              <text:p><text:span text:style-name="T1">Duration in seconds running with no thread support (main thread calculates everything)</text:span></text:p>
            </office:annotation>
            <text:p>69,65521</text:p>
          </table:table-cell>
          <table:table-cell office:value-type="float" office:value="69.655207000000004" table:style-name="ce8">
            <office:annotation draw:style-name="a47" svg:x="5.67708333333333in" svg:y="0.625in" svg:width="1.22916666666667in" svg:height="0.822916666666667in">
              <dc:creator/>
              <text:p><text:span text:style-name="T1">Duration in seconds running with no thread support (main thread calculates everything)</text:span></text:p>
            </office:annotation>
            <text:p>69,65521</text:p>
          </table:table-cell>
          <table:table-cell office:value-type="float" office:value="20.123305999999999" table:style-name="ce9">
            <text:p>20,12</text:p>
          </table:table-cell>
          <table:table-cell office:value-type="float" office:value="0.37640200000000001" table:style-name="ce9">
            <text:p>0,38</text:p>
          </table:table-cell>
          <table:table-cell office:value-type="float" office:value="0.77420999999999995" table:style-name="ce8">
            <office:annotation draw:style-name="a48" svg:x="9.01041666666667in" svg:y="0.625in" svg:width="1.23958333333333in" svg:height="0.822916666666667in">
              <dc:creator/>
              <text:p><text:span text:style-name="T1">Duration in seconds running with no thread support (main thread calculates everything)</text:span></text:p>
            </office:annotation>
            <text:p>0,77421</text:p>
          </table:table-cell>
          <table:table-cell office:value-type="float" office:value="0.77420999999999995" table:style-name="ce8">
            <office:annotation draw:style-name="a49" svg:x="9.25in" svg:y="0.625in" svg:width="1.22916666666667in" svg:height="0.822916666666667in">
              <dc:creator/>
              <text:p><text:span text:style-name="T1">Duration in seconds running with no thread support (main thread calculates everything)</text:span></text:p>
            </office:annotation>
            <text:p>0,77421</text:p>
          </table:table-cell>
          <table:table-cell office:value-type="float" office:value="0.42919299999999999" table:style-name="ce9">
            <text:p>0,43</text:p>
          </table:table-cell>
          <table:table-cell office:value-type="float" office:value="0.40046300000000001" table:style-name="ce9">
            <text:p>0,40</text:p>
          </table:table-cell>
          <table:table-cell office:value-type="float" office:value="0.39206400000000002" table:style-name="ce9">
            <text:p>0,39</text:p>
          </table:table-cell>
          <table:table-cell office:value-type="float" office:value="0.38877299999999998" table:style-name="ce9">
            <text:p>0,39</text:p>
          </table:table-cell>
          <table:table-cell office:value-type="float" office:value="0.39688699999999999" table:style-name="ce9">
            <text:p>0,4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Input Size:</text:p>
          </table:table-cell>
          <table:table-cell office:value-type="string" table:style-name="ce10">
            <text:p>Speedup</text:p>
          </table:table-cell>
          <table:table-cell office:value-type="float" office:value="1" table:formula="of:=[.C4]/[.C4]" table:style-name="ce11">
            <office:annotation draw:style-name="a50" svg:x="4in" svg:y="0.625in" svg:width="1.23958333333333in" svg:height="0.822916666666667in">
              <dc:creator/>
              <text:p><text:span text:style-name="T1">Type formula here to calculate the speedup relative to the serial version</text:span></text:p>
            </office:annotation>
            <text:p>1,00</text:p>
          </table:table-cell>
          <table:table-cell office:value-type="float" office:value="1" table:formula="of:=[.D4]/[.D4]" table:style-name="ce11">
            <office:annotation draw:style-name="a51" svg:x="5.67708333333333in" svg:y="0.864583333333333in" svg:width="1.22916666666667in" svg:height="0.822916666666667in">
              <dc:creator/>
              <text:p><text:span text:style-name="T1">Type formula here to calculate the speedup relative to the serial version</text:span></text:p>
            </office:annotation>
            <text:p>1,00</text:p>
          </table:table-cell>
          <table:table-cell office:value-type="float" office:value="3.4614196593740614" table:formula="of:=[.C4]/[.E4]" table:style-name="ce11">
            <text:p>3,46</text:p>
          </table:table-cell>
          <table:table-cell office:value-type="float" office:value="185.05535836685246" table:formula="of:=[.C4]/[.F4]" table:style-name="ce11">
            <text:p>185,06</text:p>
          </table:table-cell>
          <table:table-cell office:value-type="float" office:value="89.969397191976341" table:formula="of:=[.D4]/[.G4]" table:style-name="ce11">
            <text:p>89,97</text:p>
          </table:table-cell>
          <table:table-cell office:value-type="float" office:value="1" table:formula="of:=[.H4]/[.H4]" table:style-name="ce11">
            <office:annotation draw:style-name="a52" svg:x="9.25in" svg:y="0.864583333333333in" svg:width="1.22916666666667in" svg:height="0.822916666666667in">
              <dc:creator/>
              <text:p><text:span text:style-name="T1">Type formula here to calculate the speedup relative to the serial version</text:span></text:p>
            </office:annotation>
            <text:p>1,00</text:p>
          </table:table-cell>
          <table:table-cell office:value-type="float" office:value="1.8038737817252377" table:formula="of:=[.H4]/[.I4]" table:style-name="ce11">
            <text:p>1,80</text:p>
          </table:table-cell>
          <table:table-cell office:value-type="float" office:value="1.9332872200428002" table:formula="of:=[.$H$4]/[.J4]" table:style-name="ce11">
            <text:p>1,93</text:p>
          </table:table-cell>
          <table:table-cell office:value-type="float" office:value="1.9747031096963759" table:formula="of:=[.$H$4]/[.K4]" table:style-name="ce11">
            <text:p>1,97</text:p>
          </table:table-cell>
          <table:table-cell office:value-type="float" office:value="1.9914191571945583" table:formula="of:=[.$H$4]/[.L4]" table:style-name="ce11">
            <text:p>1,99</text:p>
          </table:table-cell>
          <table:table-cell office:value-type="float" office:value="1.9507063723427573" table:formula="of:=[.$H$4]/[.M4]" table:style-name="ce11">
            <text:p>1,95</text:p>
          </table:table-cell>
          <table:table-cell table:number-columns-repeated="16371" table:style-name="ce1"/>
        </table:table-row>
        <table:table-row table:style-name="ro2">
          <table:table-cell office:value-type="float" office:value="53" table:style-name="ce6">
            <office:annotation draw:style-name="a53" svg:x="1.79166666666667in" svg:y="0.510416666666667in" svg:width="1.3125in" svg:height="1.36458333333333in">
              <dc:creator/>
              <text:p>Type here the input size of the test case used to measure performance.</text:p>
            </office:annotation>
            <text:p>53</text:p>
          </table:table-cell>
          <table:table-cell office:value-type="string" table:style-name="ce10">
            <text:p>Efficiency</text:p>
          </table:table-cell>
          <table:table-cell office:value-type="float" office:value="1" table:formula="of:=[.C5]/1" table:style-name="ce11">
            <office:annotation draw:style-name="a54" svg:x="4in" svg:y="0.864583333333333in" svg:width="1.23958333333333in" svg:height="0.822916666666667in">
              <dc:creator/>
              <text:p><text:span text:style-name="T1">Type formula here to calculate the efficiency relative to the serial version</text:span></text:p>
            </office:annotation>
            <text:p>1,00</text:p>
          </table:table-cell>
          <table:table-cell office:value-type="float" office:value="1" table:formula="of:=[.D5]/[.D3]" table:style-name="ce11">
            <office:annotation draw:style-name="a55" svg:x="5.67708333333333in" svg:y="1.11458333333333in" svg:width="1.22916666666667in" svg:height="0.822916666666667in">
              <dc:creator/>
              <text:p><text:span text:style-name="T1">Type formula here to calculate the efficiency relative to the serial version</text:span></text:p>
            </office:annotation>
            <text:p>1,00</text:p>
          </table:table-cell>
          <table:table-cell office:value-type="float" office:value="0.43267745742175767" table:formula="of:=[.E5]/[.E3]" table:style-name="ce11">
            <text:p>0,43</text:p>
          </table:table-cell>
          <table:table-cell office:value-type="float" office:value="23.131919795856557" table:formula="of:=[.F5]/[.F3]" table:style-name="ce11">
            <text:p>23,13</text:p>
          </table:table-cell>
          <table:table-cell office:value-type="float" office:value="89.969397191976341" table:formula="of:=[.G5]/[.G3]" table:style-name="ce11">
            <text:p>89,97</text:p>
          </table:table-cell>
          <table:table-cell office:value-type="float" office:value="1" table:formula="of:=[.H5]/[.H3]" table:style-name="ce11">
            <office:annotation draw:style-name="a56" svg:x="9.25in" svg:y="1.11458333333333in" svg:width="1.22916666666667in" svg:height="0.822916666666667in">
              <dc:creator/>
              <text:p><text:span text:style-name="T1">Type formula here to calculate the efficiency relative to the serial version</text:span></text:p>
            </office:annotation>
            <text:p>1,00</text:p>
          </table:table-cell>
          <table:table-cell office:value-type="float" office:value="0.45096844543130943" table:formula="of:=[.I5]/[.I3]" table:style-name="ce11">
            <text:p>0,45</text:p>
          </table:table-cell>
          <table:table-cell office:value-type="float" office:value="0.24166090250535002" table:formula="of:=[.J5]/[.J3]" table:style-name="ce11">
            <text:p>0,24</text:p>
          </table:table-cell>
          <table:table-cell office:value-type="float" office:value="0.12341894435602349" table:formula="of:=[.K5]/[.K3]" table:style-name="ce11">
            <text:p>0,12</text:p>
          </table:table-cell>
          <table:table-cell office:value-type="float" office:value="6.2231848662329947E-2" table:formula="of:=[.L5]/[.L3]" table:style-name="ce11">
            <text:p>0,06</text:p>
          </table:table-cell>
          <table:table-cell office:value-type="float" office:value="3.6805780610240701E-2" table:formula="of:=[.M5]/[.M3]" table:style-name="ce11">
            <text:p>0,04</text:p>
          </table:table-cell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1">
            <draw:frame draw:z-index="11" draw:id="id10" draw:style-name="a30" draw:name="Gráfico 12" svg:x="0.44792in" svg:y="0.14062in" svg:width="5.0625in" svg:height="3.1184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5">
            <office:annotation draw:style-name="a57" svg:x="4.78125in" svg:y="3.03125in" svg:width="1.30208333333333in" svg:height="0.791666666666667in">
              <dc:creator/>
              <text:p>Serial version</text:p>
            </office:annotation>
            <text:p>tarea01</text:p>
          </table:table-cell>
          <table:table-cell office:value-type="string" table:style-name="ce5">
            <office:annotation draw:style-name="a58" svg:x="5.67708333333333in" svg:y="3.03125in" svg:width="1.30208333333333in" svg:height="0.791666666666667in">
              <dc:creator/>
              <text:p>Concurrent version (Pthread)</text:p>
            </office:annotation>
            <text:p>tarea02</text:p>
          </table:table-cell>
          <table:table-cell office:value-type="string" table:style-name="ce5">
            <office:annotation draw:style-name="a59" svg:x="6.57291666666667in" svg:y="3.03125in" svg:width="1.30208333333333in" svg:height="0.791666666666667in">
              <dc:creator/>
              <text:p>Free proposal</text:p>
            </office:annotation>
            <text:p>optim02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69.655207000000004" table:style-name="ce8">
            <office:annotation draw:style-name="a60" svg:x="4.78125in" svg:y="3.28125in" svg:width="1.22916666666667in" svg:height="0.822916666666667in">
              <dc:creator/>
              <text:p><text:span text:style-name="T1">Duration in seconds running with no thread support (main thread calculates everything)</text:span></text:p>
            </office:annotation>
            <text:p>69,65521</text:p>
          </table:table-cell>
          <table:table-cell office:value-type="float" office:value="20.123305999999999" table:style-name="ce9">
            <text:p>20,12</text:p>
          </table:table-cell>
          <table:table-cell office:value-type="float" office:value="0.37640200000000001" table:style-name="ce9">
            <text:p>0,38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1" table:style-name="ce11">
            <office:annotation draw:style-name="a61" svg:x="4.78125in" svg:y="3.53125in" svg:width="1.22916666666667in" svg:height="0.822916666666667in">
              <dc:creator/>
              <text:p><text:span text:style-name="T1">Type formula here to calculate the speedup relative to the serial version</text:span></text:p>
            </office:annotation>
            <text:p>1,00</text:p>
          </table:table-cell>
          <table:table-cell office:value-type="float" office:value="3.4614196593740614" table:style-name="ce11">
            <text:p>3,46</text:p>
          </table:table-cell>
          <table:table-cell office:value-type="float" office:value="185.05535836685246" table:style-name="ce11">
            <text:p>185,06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office:value-type="float" office:value="1" table:style-name="ce11">
            <office:annotation draw:style-name="a62" svg:x="4.78125in" svg:y="3.77083333333333in" svg:width="1.22916666666667in" svg:height="0.822916666666667in">
              <dc:creator/>
              <text:p><text:span text:style-name="T1">Type formula here to calculate the efficiency relative to the serial version</text:span></text:p>
            </office:annotation>
            <text:p>1,00</text:p>
          </table:table-cell>
          <table:table-cell office:value-type="float" office:value="0.86535491484351534" table:style-name="ce11">
            <text:p>0,87</text:p>
          </table:table-cell>
          <table:table-cell office:value-type="float" office:value="46.263839591713115" table:style-name="ce11">
            <text:p>46,26</text:p>
          </table:table-cell>
          <table:table-cell table:number-columns-repeated="16379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2"/>
          <table:table-cell table:number-columns-repeated="3" table:style-name="ce1"/>
          <table:table-cell table:style-name="ce1">
            <draw:frame draw:z-index="12" draw:id="id11" draw:style-name="a31" draw:name="Gráfico 13" svg:x="0.53963in" svg:y="0.04914in" svg:width="4.98958in" svg:height="2.9986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5">
            <office:annotation draw:style-name="a63" svg:x="4.78125in" svg:y="5.91666666666667in" svg:width="1.30208333333333in" svg:height="0.791666666666667in">
              <dc:creator/>
              <text:p>Serial version</text:p>
            </office:annotation>
            <text:p>tarea01</text:p>
          </table:table-cell>
          <table:table-cell office:value-type="string" table:style-name="ce5">
            <office:annotation draw:style-name="a64" svg:x="5.67708333333333in" svg:y="5.91666666666667in" svg:width="1.30208333333333in" svg:height="0.791666666666667in">
              <dc:creator/>
              <text:p>Concurrent version (Pthread)</text:p>
            </office:annotation>
            <text:p>tarea02</text:p>
          </table:table-cell>
          <table:table-cell office:value-type="string" table:style-name="ce5">
            <office:annotation draw:style-name="a65" svg:x="6.57291666666667in" svg:y="5.91666666666667in" svg:width="1.30208333333333in" svg:height="0.791666666666667in">
              <dc:creator/>
              <text:p>Free proposal</text:p>
            </office:annotation>
            <text:p>optim02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float" office:value="1" table:style-name="ce11">
            <office:annotation draw:style-name="a66" svg:x="4.78125in" svg:y="6.16666666666667in" svg:width="1.22916666666667in" svg:height="0.822916666666667in">
              <dc:creator/>
              <text:p><text:span text:style-name="T1">Type formula here to calculate the speedup relative to the serial version</text:span></text:p>
            </office:annotation>
            <text:p>1,00</text:p>
          </table:table-cell>
          <table:table-cell office:value-type="float" office:value="3.46141965937406" table:style-name="ce11">
            <text:p>3,46</text:p>
          </table:table-cell>
          <table:table-cell office:value-type="float" office:value="185.05535836685246" table:style-name="ce11">
            <text:p>185,06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float" office:value="1" table:style-name="ce11">
            <office:annotation draw:style-name="a67" svg:x="4.78125in" svg:y="6.40625in" svg:width="1.22916666666667in" svg:height="0.822916666666667in">
              <dc:creator/>
              <text:p><text:span text:style-name="T1">Type formula here to calculate the efficiency relative to the serial version</text:span></text:p>
            </office:annotation>
            <text:p>1,00</text:p>
          </table:table-cell>
          <table:table-cell office:value-type="float" office:value="0.86535491484351501" table:formula="of:=[.D27]/4" table:style-name="ce11">
            <text:p>0,87</text:p>
          </table:table-cell>
          <table:table-cell office:value-type="float" office:value="1" table:style-name="ce11">
            <text:p>1,00</text:p>
          </table:table-cell>
          <table:table-cell table:number-columns-repeated="16379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1"/>
          <table:table-cell table:style-name="ce14"/>
          <table:table-cell table:number-columns-repeated="16379" table:style-name="ce1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/>
          <table:table-cell table:number-columns-repeated="6" table:style-name="ce1"/>
          <table:table-cell table:style-name="ce1">
            <draw:frame draw:z-index="13" draw:id="id12" draw:style-name="a32" draw:name="Gráfico 15" svg:x="0.15399in" svg:y="0.01268in" svg:width="5.11775in" svg:height="3.0760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5">
            <office:annotation draw:style-name="a68" svg:x="2.71875in" svg:y="9.76041666666667in" svg:width="1.25in" svg:height="0.822916666666667in">
              <dc:creator>Allan Berrocal</dc:creator>
              <text:p><text:span text:style-name="T1">Un solo hilo</text:span></text:p>
            </office:annotation>
            <text:p>1</text:p>
          </table:table-cell>
          <table:table-cell office:value-type="string" table:style-name="ce5">
            <office:annotation draw:style-name="a69" svg:x="1.125in" svg:y="9.76041666666667in" svg:width="1.23958333333333in" svg:height="0.822916666666667in">
              <dc:creator>Allan Berrocal</dc:creator>
              <text:p><text:span text:style-name="T1">Tantos hilos como la mitad de CPUs hay en la computadora que ejecuta el programa</text:span><text:span text:style-name="T1"/></text:p>
              <text:p/>
            </office:annotation>
            <text:p>.5C</text:p>
          </table:table-cell>
          <table:table-cell office:value-type="string" table:style-name="ce5">
            <office:annotation draw:style-name="a70" svg:x="5.67708333333333in" svg:y="9.76041666666667in" svg:width="1.22916666666667in" svg:height="0.822916666666667in">
              <dc:creator>Allan Berrocal</dc:creator>
              <text:p><text:span text:style-name="T1">Tantos hilos como CPUs hay en la computadora que ejecuta el programa</text:span><text:span text:style-name="T1"/></text:p>
              <text:p/>
            </office:annotation>
            <text:p>1C</text:p>
          </table:table-cell>
          <table:table-cell office:value-type="string" table:style-name="ce5">
            <office:annotation draw:style-name="a71" svg:x="6.57291666666667in" svg:y="9.76041666666667in" svg:width="1.23958333333333in" svg:height="0.822916666666667in">
              <dc:creator>Allan Berrocal</dc:creator>
              <text:p><text:span text:style-name="T1">Dos hilos por cada CPU que hay en la computadora que ejecuta el programa</text:span><text:span text:style-name="T1"/></text:p>
              <text:p/>
            </office:annotation>
            <text:p>2C</text:p>
          </table:table-cell>
          <table:table-cell office:value-type="string" table:style-name="ce5">
            <office:annotation draw:style-name="a72" svg:x="7.625in" svg:y="9.76041666666667in" svg:width="1.25in" svg:height="0.822916666666667in">
              <dc:creator>Allan Berrocal</dc:creator>
              <text:p><text:span text:style-name="T1">Cuatro hilos por cada CPU que hay en la computadora que ejecuta el programa</text:span><text:span text:style-name="T1"/></text:p>
              <text:p/>
            </office:annotation>
            <text:p>4C</text:p>
          </table:table-cell>
          <table:table-cell office:value-type="string" table:style-name="ce5">
            <office:annotation draw:style-name="a73" svg:x="8.52083333333333in" svg:y="9.76041666666667in" svg:width="1.25in" svg:height="0.822916666666667in">
              <dc:creator>Allan Berrocal</dc:creator>
              <text:p><text:span text:style-name="T1">Tantos hilos como números recibe el programa en la entrada estándar</text:span><text:span text:style-name="T1"/></text:p>
              <text:p/>
            </office:annotation>
            <text:p>D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" table:style-name="ce11">
            <office:annotation draw:style-name="a74" svg:x="2.71875in" svg:y="10.1458333333333in" svg:width="1.22916666666667in" svg:height="0.833333333333333in">
              <dc:creator/>
              <text:p><text:span text:style-name="T1">Type formula here to calculate the speedup relative to the serial version</text:span></text:p>
            </office:annotation>
            <text:p>1,00</text:p>
          </table:table-cell>
          <table:table-cell office:value-type="float" office:value="1.8038737817252377" table:style-name="ce11">
            <text:p>1,80</text:p>
          </table:table-cell>
          <table:table-cell office:value-type="float" office:value="1.9332872200428002" table:style-name="ce11">
            <text:p>1,93</text:p>
          </table:table-cell>
          <table:table-cell office:value-type="float" office:value="1.9747031096963759" table:style-name="ce11">
            <text:p>1,97</text:p>
          </table:table-cell>
          <table:table-cell office:value-type="float" office:value="1.9914191571945583" table:style-name="ce11">
            <text:p>1,99</text:p>
          </table:table-cell>
          <table:table-cell office:value-type="float" office:value="1.9507063723427573" table:style-name="ce11">
            <text:p>1,9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" table:style-name="ce11">
            <office:annotation draw:style-name="a75" svg:x="2.71875in" svg:y="10.2604166666667in" svg:width="1.22916666666667in" svg:height="0.822916666666667in">
              <dc:creator/>
              <text:p><text:span text:style-name="T1">Type formula here to calculate the efficiency relative to the serial version</text:span></text:p>
            </office:annotation>
            <text:p>1,00</text:p>
          </table:table-cell>
          <table:table-cell office:value-type="float" office:value="0.45096844543130943" table:style-name="ce11">
            <text:p>0,45</text:p>
          </table:table-cell>
          <table:table-cell office:value-type="float" office:value="0.24166090250535002" table:style-name="ce11">
            <text:p>0,24</text:p>
          </table:table-cell>
          <table:table-cell office:value-type="float" office:value="0.12341894435602349" table:style-name="ce11">
            <text:p>0,12</text:p>
          </table:table-cell>
          <table:table-cell office:value-type="float" office:value="6.2231848662329947E-2" table:style-name="ce11">
            <text:p>0,06</text:p>
          </table:table-cell>
          <table:table-cell office:value-type="float" office:value="3.6805780610240701E-2" table:style-name="ce11">
            <text:p>0,04</text:p>
          </table:table-cell>
          <table:table-cell table:number-columns-repeated="16377"/>
        </table:table-row>
        <table:table-row table:number-rows-repeated="10485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1">
      <number:day/>
      <number:text>-</number:text>
      <number:month number:textual="true"/>
    </number:date-style>
    <number:number-style style:name="N36">
      <number:number number:decimal-places="5" number:min-decimal-places="5" number:min-integer-digits="1"/>
    </number:number-style>
    <number:currency-style style:name="N37P0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37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Brandon Mora Umaña</dc:creator>
    <meta:creation-date>2019-06-11T10:24:21Z</meta:creation-date>
    <dc:date>2022-10-24T01:21:44Z</dc:date>
    <meta:editing-cycles>18</meta:editing-cycles>
    <meta:editing-duration>PT44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7">
      <number:number number:decimal-places="5" number:min-decimal-places="5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2">
      <style:chart-properties chart:gap-width="219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24.5273228346457pt" svg:width="364.5pt" chart:style-name="Crt0">
        <chart:title chart:style-name="CT00">
          <text:p text:style-name="a0" text:class-names="" text:cond-style-name="">Tiempo, speedup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ítulo del eje</text:p>
            </chart:title>
            <chart:categories table:cell-range-address="Tareas.$C$14:.$E$14"/>
          </chart:axis>
          <chart:axis chart:dimension="y" chart:name="primary-y" chart:style-name="Axs1">
            <chart:title chart:style-name="AT01">
              <text:p text:style-name="a2" text:class-names="" text:cond-style-name="">Tiempo en segundos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Veces</text:p>
            </chart:title>
          </chart:axis>
          <chart:axis chart:dimension="x" chart:name="secondary-X" chart:style-name="Axs3">
            <chart:categories table:cell-range-address="Tareas.$C$14:.$E$14"/>
          </chart:axis>
          <chart:series chart:values-cell-range-address="Tareas.$C$15:.$E$15" chart:class="chart:line" chart:attached-axis="primary-y" chart:style-name="G0S0">
            <chart:data-point chart:repeated="3"/>
          </chart:series>
          <chart:series chart:values-cell-range-address="Tareas.$C$16:.$E$16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2">
      <style:chart-properties chart:gap-width="219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5.9022047244094pt" svg:width="359.25pt" chart:style-name="Crt0">
        <chart:title chart:style-name="CT00">
          <text:p text:style-name="a0" text:class-names="" text:cond-style-name="">Speedup vs Eficiencia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Versiones</text:p>
            </chart:title>
            <chart:categories table:cell-range-address="Tareas.$C$26:.$E$26"/>
          </chart:axis>
          <chart:axis chart:dimension="y" chart:name="primary-y" chart:style-name="Axs1">
            <chart:title chart:style-name="AT01">
              <text:p text:style-name="a2" text:class-names="" text:cond-style-name="">Speedup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Eficiencia</text:p>
            </chart:title>
          </chart:axis>
          <chart:axis chart:dimension="x" chart:name="secondary-X" chart:style-name="Axs3">
            <chart:categories table:cell-range-address="Tareas.$C$26:.$E$26"/>
          </chart:axis>
          <chart:series chart:values-cell-range-address="Tareas.$C$27:.$E$27" chart:class="chart:line" chart:attached-axis="primary-y" chart:style-name="G0S0">
            <chart:data-point chart:repeated="3"/>
          </chart:series>
          <chart:series chart:values-cell-range-address="Tareas.$C$28:.$E$28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2">
      <style:chart-properties chart:gap-width="219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21.4782677165354pt" svg:width="368.4782677165354pt" chart:style-name="Crt0">
        <chart:title chart:style-name="CT00">
          <text:p text:style-name="a0" text:class-names="" text:cond-style-name="">Speedup vs Eficiencia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umero de hilos</text:p>
            </chart:title>
            <chart:categories table:cell-range-address="Tareas.$B$42:.$G$42"/>
          </chart:axis>
          <chart:axis chart:dimension="y" chart:name="primary-y" chart:style-name="Axs1">
            <chart:title chart:style-name="AT01">
              <text:p text:style-name="a2" text:class-names="" text:cond-style-name="">Speedup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Eficiencia</text:p>
            </chart:title>
          </chart:axis>
          <chart:axis chart:dimension="x" chart:name="secondary-X" chart:style-name="Axs3">
            <chart:categories table:cell-range-address="Tareas.$B$42:.$G$42"/>
          </chart:axis>
          <chart:series chart:values-cell-range-address="Tareas.$B$43:.$G$43" chart:class="chart:line" chart:attached-axis="primary-y" chart:style-name="G0S0">
            <chart:data-point chart:repeated="6"/>
          </chart:series>
          <chart:series chart:values-cell-range-address="Tareas.$B$44:.$G$44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